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r3" style:family="presentation" style:parent-style-name="Domyślnie-title">
      <style:graphic-properties draw:fill="solid" draw:fill-color="#000000" draw:fill-image-width="0cm" draw:fill-image-height="0cm" draw:auto-grow-height="true" fo:min-height="21.00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Chwalę Ciebie Panie</text:span><text:span text:style-name="T1"><text:line-break/></text:span><text:span text:style-name="T1">i uwielbiam</text:span><text:span text:style-name="T1"><text:line-break/></text:span><text:span text:style-name="T1">Wznoszę <text:s/>w górę</text:span><text:span text:style-name="T1"><text:line-break/></text:span><text:span text:style-name="T1">swoje ręce,</text:span><text:span text:style-name="T1"><text:line-break/></text:span><text:span text:style-name="T1">uwielbiając</text:span><text:span text:style-name="T1"><text:line-break/></text:span><text:span text:style-name="T1">Imię Twe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3" draw:text-style-name="P2" draw:layer="layout" svg:width="28cm" svg:height="21.002cm" svg:x="-0.001cm" svg:y="-0.002cm" presentation:class="title" presentation:user-transformed="true">
          <draw:text-box>
            <text:p text:style-name="P1"><text:span text:style-name="T1">Bo wielkiś Ty,</text:span><text:span text:style-name="T1"><text:line-break/></text:span><text:span text:style-name="T1">wielkie dzieła</text:span><text:span text:style-name="T1"><text:line-break/></text:span><text:span text:style-name="T1">czynisz dziś,</text:span><text:span text:style-name="T1"><text:line-break/></text:span><text:span text:style-name="T1">Nie dorówna Tobie nikt,</text:span><text:span text:style-name="T1"><text:line-break/></text:span><text:span text:style-name="T1">nie dorówna</text:span><text:span text:style-name="T1"><text:line-break/></text:span><text:span text:style-name="T1">Tobie nikt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creation-date>2006-05-21T13:48:56</meta:creation-date>
    <dc:date>2013-05-28T17:49:42.33</dc:date>
    <dc:language>pl-PL</dc:language>
    <meta:editing-cycles>8</meta:editing-cycles>
    <meta:editing-duration>PT3M29S</meta:editing-duration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